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ar rowData;</text:p>
      <text:p text:style-name="Standard">var table;</text:p>
      <text:p text:style-name="Standard">var akasTable;</text:p>
      <text:p text:style-name="Standard">$('document').ready(function(){</text:p>
      <text:p text:style-name="Standard"><text:s text:c="2"/>table=$('#mainTable').DataTable({</text:p>
      <text:p text:style-name="Standard"><text:s text:c="4"/>'data':data.result,</text:p>
      <text:p text:style-name="Standard"><text:s text:c="5"/>columns:[</text:p>
      <text:p text:style-name="Standard"><text:s text:c="7"/>{"data":"meta._id"},</text:p>
      <text:p text:style-name="Standard"><text:s text:c="7"/>{"data":"phrase"},</text:p>
      <text:p text:style-name="Standard"><text:s text:c="7"/>{"data":"meta.name"},</text:p>
      <text:p text:style-name="Standard"><text:s text:c="7"/>{"data":"meta.all_types"},</text:p>
      <text:p text:style-name="Standard"><text:s text:c="7"/>{"data":AKasStyle}</text:p>
      <text:p text:style-name="Standard"><text:s text:c="4"/>]</text:p>
      <text:p text:style-name="Standard"><text:s text:c="2"/>});</text:p>
      <text:p text:style-name="Standard">});</text:p>
      <text:p text:style-name="Standard"/>
      <text:p text:style-name="Standard">function AKasStyle(data,type,dataToSet){</text:p>
      <text:p text:style-name="Standard"><text:s text:c="2"/>var akas=data.meta.akas;</text:p>
      <text:p text:style-name="Standard"><text:s text:c="2"/>var akasLength;</text:p>
      <text:p text:style-name="Standard"><text:s text:c="2"/>if(akas.length&gt;5){</text:p>
      <text:p text:style-name="Standard"><text:s text:c="4"/>akasLength=5;</text:p>
      <text:p text:style-name="Standard"><text:s text:c="2"/>}</text:p>
      <text:p text:style-name="Standard"><text:s text:c="2"/>var res="&lt;ol&gt;";</text:p>
      <text:p text:style-name="Standard"><text:s text:c="2"/>for(var i=0;i&lt;akasLength;i++){</text:p>
      <text:p text:style-name="Standard"><text:s text:c="4"/>res+='&lt;li&gt;'+akas[i]+'&lt;/li&gt;';</text:p>
      <text:p text:style-name="Standard"><text:s text:c="2"/>}</text:p>
      <text:p text:style-name="Standard"><text:s text:c="2"/>res+="&lt;/ol&gt;";</text:p>
      <text:p text:style-name="Standard"><text:s text:c="2"/>res+='&lt;button type="button" class="btn btn-primary aka-info" data-toggle="modal" data-target="#akas-info"&gt;See More&lt;/button&gt;';</text:p>
      <text:p text:style-name="Standard"><text:s text:c="2"/>return res;</text:p>
      <text:p text:style-name="Standard">}</text:p>
      <text:p text:style-name="Standard"/>
      <text:p text:style-name="Standard">$(document).on("click",".aka-info",function(){</text:p>
      <text:p text:style-name="Standard"><text:s text:c="2"/>rowData = table.row( $(this).parents('tr') ).data();</text:p>
      <text:p text:style-name="Standard"><text:s text:c="2"/>$("#akas-info-modal").modal("show");</text:p>
      <text:p text:style-name="Standard">});</text:p>
      <text:p text:style-name="Standard"/>
      <text:p text:style-name="Standard">$("#akas-info-modal").on('show.bs.modal', function(){</text:p>
      <text:p text:style-name="Standard"><text:s text:c="3"/>akasTable=$("#akas-table").DataTable( {</text:p>
      <text:p text:style-name="Standard"><text:s text:c="5"/>data:rowData.meta.akas_info,</text:p>
      <text:p text:style-name="Standard"><text:s text:c="5"/>"columns": [</text:p>
      <text:p text:style-name="Standard"><text:s text:c="7"/>{ "data": shortenName },</text:p>
      <text:p text:style-name="Standard"><text:s text:c="7"/>{"data":"p(t|e)_ctrials"},</text:p>
      <text:p text:style-name="Standard"><text:s text:c="7"/>{"data":"p(t|e)_pubmed"},</text:p>
      <text:p text:style-name="Standard"><text:s text:c="7"/>{"data":getSourceNames}</text:p>
      <text:p text:style-name="Standard"><text:s text:c="8"/>]</text:p>
      <text:p text:style-name="Standard"><text:s text:c="4"/>} );</text:p>
      <text:p text:style-name="Standard">});</text:p>
      <text:p text:style-name="Standard"/>
      <text:p text:style-name="Standard"/>
      <text:p text:style-name="Standard">$("#akas-info-modal").on('hide.bs.modal', function() { </text:p>
      <text:p text:style-name="Standard"><text:s text:c="3"/>akasTable.destroy();</text:p>
      <text:p text:style-name="Standard"><text:soft-page-break/>}); </text:p>
      <text:p text:style-name="Standard"/>
      <text:p text:style-name="Standard">function shortenName(data, type, dataToSet){</text:p>
      <text:p text:style-name="Standard"><text:s text:c="2"/>var name = data.name;</text:p>
      <text:p text:style-name="Standard"><text:s text:c="2"/></text:p>
      <text:p text:style-name="Standard"><text:s text:c="2"/>var res = "";</text:p>
      <text:p text:style-name="Standard"><text:s text:c="2"/></text:p>
      <text:p text:style-name="Standard"><text:s text:c="2"/>if (name.length &gt; 15 ){</text:p>
      <text:p text:style-name="Standard"><text:s text:c="4"/>res += "&lt;p class='pointer' data-toggle='tooltip' title='" + name + "'&gt;&lt;b&gt;" + name.slice(0, 15) + "...&lt;/b&gt;&lt;/p&gt;";</text:p>
      <text:p text:style-name="Standard"><text:s text:c="4"/></text:p>
      <text:p text:style-name="Standard"><text:s text:c="4"/>return res;</text:p>
      <text:p text:style-name="Standard"><text:s text:c="2"/>}</text:p>
      <text:p text:style-name="Standard"><text:s text:c="2"/>else{</text:p>
      <text:p text:style-name="Standard"><text:s text:c="4"/>return name;</text:p>
      <text:p text:style-name="Standard"><text:s text:c="2"/>}</text:p>
      <text:p text:style-name="Standard">}</text:p>
      <text:p text:style-name="Standard"/>
      <text:p text:style-name="Standard">function getSourceNames(data, type, dataToSet){</text:p>
      <text:p text:style-name="Standard"><text:s/>//console.log("Row data for source names is", data); </text:p>
      <text:p text:style-name="Standard"><text:s text:c="2"/>var sources = data.sources;</text:p>
      <text:p text:style-name="Standard"><text:s text:c="2"/></text:p>
      <text:p text:style-name="Standard"><text:s text:c="2"/>var res = "&lt;ol&gt;";</text:p>
      <text:p text:style-name="Standard"><text:s text:c="2"/></text:p>
      <text:p text:style-name="Standard"><text:s text:c="2"/>for(var i=0;i&lt;sources.length;i++){</text:p>
      <text:p text:style-name="Standard"><text:s text:c="4"/>res += "&lt;li&gt;" + sources[i].name + "&lt;/li&gt;";</text:p>
      <text:p text:style-name="Standard"><text:s text:c="2"/>} <text:s/></text:p>
      <text:p text:style-name="Standard"><text:s text:c="2"/></text:p>
      <text:p text:style-name="Standard"><text:s text:c="2"/>res += "&lt;/ol&gt;";</text:p>
      <text:p text:style-name="Standard"><text:s text:c="2"/></text:p>
      <text:p text:style-name="Standard"><text:s text:c="2"/>return res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0:50:00.630396343</meta:creation-date>
    <dc:date>2020-02-05T10:56:14.981247261</dc:date>
    <meta:editing-duration>PT6M16S</meta:editing-duration>
    <meta:editing-cycles>1</meta:editing-cycles>
    <meta:document-statistic meta:table-count="0" meta:image-count="0" meta:object-count="0" meta:page-count="2" meta:paragraph-count="75" meta:word-count="151" meta:character-count="1717" meta:non-whitespace-character-count="1432"/>
    <meta:generator>LibreOffice/6.0.7.3$Linux_X86_64 LibreOffice_project/00m0$Build-3</meta:generator>
  </office:meta>
</office:document-meta>
</file>